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8" style:family="table-column">
      <style:table-column-properties fo:break-before="auto" style:column-width="2.6165in"/>
    </style:style>
    <style:style style:name="co29" style:family="table-column">
      <style:table-column-properties fo:break-before="auto" style:column-width="1.1756in"/>
    </style:style>
    <style:style style:name="co30" style:family="table-column">
      <style:table-column-properties fo:break-before="auto" style:column-width="1.2709in"/>
    </style:style>
    <style:style style:name="co31" style:family="table-column">
      <style:table-column-properties fo:break-before="auto" style:column-width="1.6528in"/>
    </style:style>
    <style:style style:name="co32" style:family="table-column">
      <style:table-column-properties fo:break-before="auto" style:column-width="0.9665in"/>
    </style:style>
    <style:style style:name="co33" style:family="table-column">
      <style:table-column-properties fo:break-before="auto" style:column-width="1.6925in"/>
    </style:style>
    <style:style style:name="co34" style:family="table-column">
      <style:table-column-properties fo:break-before="auto" style:column-width="1.8429in"/>
    </style:style>
    <style:style style:name="co35" style:family="table-column">
      <style:table-column-properties fo:break-before="auto" style:column-width="2.1047in"/>
    </style:style>
    <style:style style:name="co36" style:family="table-column">
      <style:table-column-properties fo:break-before="auto" style:column-width="2.0043in"/>
    </style:style>
    <style:style style:name="co37" style:family="table-column">
      <style:table-column-properties fo:break-before="auto" style:column-width="1.7929in"/>
    </style:style>
    <style:style style:name="co38" style:family="table-column">
      <style:table-column-properties fo:break-before="auto" style:column-width="2.5583in"/>
    </style:style>
    <style:style style:name="co39" style:family="table-column">
      <style:table-column-properties fo:break-before="auto" style:column-width="2.0846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1957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4193in" fo:break-before="auto" style:use-optimal-row-height="false"/>
    </style:style>
    <style:style style:name="ro29" style:family="table-row">
      <style:table-row-properties style:row-height="1.886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4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size="10pt" fo:language="en" fo:country="US" fo:font-weight="normal" style:font-name-asian="Arial" style:font-size-asian="10pt" style:font-weight-asian="normal" style:font-name-complex="Tahoma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style:text-position="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text-position="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position="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text-position=""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/>
    </style:style>
    <style:style style:name="ce67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fo:border="0.06pt solid #000000" fo:padding-bottom="0.0193in" fo:padding-left="0.0138in" fo:padding-right="0.0138in" fo:padding-top="0.0193in" style:vertical-align="middle"/>
    </style:style>
    <style:style style:name="ce76" style:family="table-cell" style:parent-style-name="Default">
      <style:table-cell-properties fo:border="0.06pt solid #000000" style:vertical-align="middle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7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" style:font-weight-complex="normal"/>
    </style:style>
    <style:style style:name="T8" style:family="text">
      <style:text-properties style:font-name="Arial" fo:font-weight="bold" style:font-name-asian="Arial" style:font-weight-asian="bold" style:font-name-complex="Tahoma" style:font-weight-complex="bold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font-name-asian="Arial" style:font-name-complex="Tahoma"/>
    </style:style>
    <style:style style:name="T11" style:family="text">
      <style:text-properties fo:font-weight="bold" style:font-name-asian="Arial" style:font-weight-asian="bold" style:font-name-complex="Tahoma" style:font-weight-complex="bold"/>
    </style:style>
    <style:style style:name="T12" style:family="text">
      <style:text-properties fo:font-weight="normal" style:font-name-asian="Arial" style:font-weight-asian="normal" style:font-name-complex="Tahoma" style:font-weight-complex="normal"/>
    </style:style>
    <style:style style:name="T13" style:family="text">
      <style:text-properties style:font-name="Arial" style:font-name-asian="Arial" style:font-weight-asian="bold" style:font-name-complex="Tahoma" style:font-weight-complex="bold"/>
    </style:style>
    <style:style style:name="T14" style:family="text">
      <style:text-properties style:font-name="Arial" style:font-name-asian="Arial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5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 table:style-name="ce56" table:number-columns-repeated="769"/>
        </table:table-row>
        <table:table-row table:style-name="ro1" table:number-rows-repeated="3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 table:number-columns-repeated="769"/>
        </table:table-row>
        <table:table-row table:style-name="ro7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 table:number-columns-repeated="769"/>
        </table:table-row>
        <table:table-row table:style-name="ro8">
          <table:table-cell table:style-name="ce53"/>
          <table:table-cell table:style-name="ce58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Version:</text:p>
          </table:table-cell>
          <table:table-cell table:style-name="ce64" office:value-type="float" office:value="1">
            <text:p>1.0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Issue date:</text:p>
          </table:table-cell>
          <table:table-cell table:style-name="ce65"/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Product Name:</text:p>
          </table:table-cell>
          <table:table-cell table:style-name="ce66" office:value-type="string">
            <text:p>Collaboration Suit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Product Code:</text:p>
          </table:table-cell>
          <table:table-cell table:style-name="ce67" office:value-type="string">
            <text:p>CS 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">
          <table:table-cell table:style-name="ce53"/>
          <table:table-cell table:style-name="ce59" office:value-type="string">
            <text:p>Module</text:p>
          </table:table-cell>
          <table:table-cell table:style-name="ce68" office:value-type="string">
            <text:p>Regression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4"/>
          <table:table-cell table:style-name="ce59" office:value-type="string">
            <text:p>Total Cases:</text:p>
          </table:table-cell>
          <table:table-cell table:style-name="ce68" table:formula="of:=SUM([Bugs_v2_1_5.C4:Bugs_v2_1_8.C4])" office:value-type="float" office:value="21">
            <text:p>21</text:p>
          </table:table-cell>
          <table:table-cell table:style-name="ce75"/>
          <table:table-cell table:style-name="ce56" table:number-columns-repeated="3"/>
          <table:table-cell table:style-name="ce54" table:number-columns-repeated="248"/>
          <table:table-cell table:style-name="ce56" table:number-columns-repeated="769"/>
        </table:table-row>
        <table:table-row table:style-name="ro11">
          <table:table-cell table:style-name="ce54"/>
          <table:table-cell table:style-name="ce60" office:value-type="string">
            <text:p>Test Status:</text:p>
          </table:table-cell>
          <table:table-cell table:style-name="ce70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76"/>
          <table:table-cell table:style-name="ce56" table:number-columns-repeated="3"/>
          <table:table-cell table:style-name="ce54" table:number-columns-repeated="248"/>
          <table:table-cell table:style-name="ce56" table:number-columns-repeated="769"/>
        </table:table-row>
        <table:table-row table:style-name="ro1">
          <table:table-cell table:style-name="ce54"/>
          <table:table-cell table:style-name="ce56" table:number-columns-repeated="6"/>
          <table:table-cell table:style-name="ce54" table:number-columns-repeated="248"/>
          <table:table-cell table:style-name="ce56" table:number-columns-repeated="769"/>
        </table:table-row>
        <table:table-row table:style-name="ro12">
          <table:table-cell table:style-name="ce55"/>
          <table:table-cell table:number-columns-repeated="6"/>
          <table:table-cell table:style-name="ce55" table:number-columns-repeated="248"/>
          <table:table-cell table:style-name="ce56" table:number-columns-repeated="769"/>
        </table:table-row>
        <table:table-row table:style-name="ro13">
          <table:table-cell table:style-name="ce55"/>
          <table:table-cell table:number-columns-repeated="6"/>
          <table:table-cell table:style-name="ce55" table:number-columns-repeated="248"/>
          <table:table-cell table:style-name="ce56" table:number-columns-repeated="769"/>
        </table:table-row>
        <table:table-row table:style-name="ro1">
          <table:table-cell table:style-name="ce55"/>
          <table:table-cell table:number-columns-repeated="6"/>
          <table:table-cell table:style-name="ce54"/>
          <table:table-cell table:style-name="ce55" table:number-columns-repeated="247"/>
          <table:table-cell table:style-name="ce56" table:number-columns-repeated="769"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 table:style-name="ce56" table:number-columns-repeated="769"/>
        </table:table-row>
        <table:table-row table:style-name="ro1">
          <table:table-cell table:style-name="ce52"/>
          <table:table-cell table:style-name="ce61" office:value-type="string">
            <text:p>Record of change:</text:p>
          </table:table-cell>
          <table:table-cell table:style-name="ce52" table:number-columns-repeated="253"/>
          <table:table-cell table:style-name="ce56" table:number-columns-repeated="769"/>
        </table:table-row>
        <table:table-row table:style-name="ro14">
          <table:table-cell table:style-name="ce52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2" office:value-type="string">
            <text:p>Reference</text:p>
          </table:table-cell>
          <table:table-cell table:style-name="ce56"/>
          <table:table-cell table:style-name="ce52" table:number-columns-repeated="247"/>
          <table:table-cell table:style-name="ce56" table:number-columns-repeated="769"/>
        </table:table-row>
        <table:table-row table:style-name="ro9">
          <table:table-cell table:style-name="ce52"/>
          <table:table-cell table:style-name="ce63" office:value-type="string">
            <text:p>06/Oct/11</text:p>
          </table:table-cell>
          <table:table-cell table:style-name="ce72" office:value-type="string">
            <text:p>1.0</text:p>
          </table:table-cell>
          <table:table-cell table:style-name="ce77" office:value-type="string">
            <text:p>Add regression test case based on issue of <text:s/>CS-2.1.6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 table:number-columns-repeated="769"/>
        </table:table-row>
        <table:table-row table:style-name="ro9">
          <table:table-cell table:style-name="ce52"/>
          <table:table-cell table:style-name="ce63" office:value-type="string">
            <text:p>07/Oct/11</text:p>
          </table:table-cell>
          <table:table-cell table:style-name="ce72" office:value-type="string">
            <text:p>1.0</text:p>
          </table:table-cell>
          <table:table-cell table:style-name="ce78" office:value-type="string">
            <text:p>Add regression test case based on issue of <text:s/>CS-2.1.5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 table:number-columns-repeated="769"/>
        </table:table-row>
        <table:table-row table:style-name="ro9">
          <table:table-cell table:style-name="ce52"/>
          <table:table-cell table:style-name="ce63" office:value-type="string">
            <text:p>29/Dec/11</text:p>
          </table:table-cell>
          <table:table-cell table:style-name="ce72" office:value-type="string">
            <text:p>1.0</text:p>
          </table:table-cell>
          <table:table-cell table:style-name="ce78" office:value-type="string">
            <text:p>Add regression test case based on issue of <text:s/>CS-2.1.7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 table:number-columns-repeated="769"/>
        </table:table-row>
        <table:table-row table:style-name="ro1" table:number-rows-repeated="9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 table:number-columns-repeated="769"/>
        </table:table-row>
        <table:table-row table:style-name="ro1" table:number-rows-repeated="11">
          <table:table-cell table:style-name="ce52" table:number-columns-repeated="255"/>
          <table:table-cell table:style-name="ce56" table:number-columns-repeated="769"/>
        </table:table-row>
        <table:table-row table:style-name="ro1" table:number-rows-repeated="11">
          <table:table-cell table:style-name="ce56"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972];[.$L1])" office:value-type="float" office:value="0">
            <text:p>0</text:p>
          </table:table-cell>
          <table:table-cell table:style-name="ce130" table:formula="of:=COUNTIF([.N$7:.N$972];[.$L1])" office:value-type="float" office:value="0">
            <text:p>0</text:p>
          </table:table-cell>
          <table:table-cell table:style-name="ce130" table:formula="of:=COUNTIF([.O$7:.O$972];[.$L1])" office:value-type="float" office:value="0">
            <text:p>0</text:p>
          </table:table-cell>
          <table:table-cell table:style-name="ce130" table:formula="of:=COUNTIF([.P$7:.P$972];[.$L1])" office:value-type="float" office:value="0">
            <text:p>0</text:p>
          </table:table-cell>
          <table:table-cell table:style-name="ce130" table:formula="of:=COUNTIF([.Q$7:.Q$972];[.$L1])" office:value-type="float" office:value="0">
            <text:p>0</text:p>
          </table:table-cell>
          <table:table-cell table:style-name="ce130" table:formula="of:=COUNTIF([.R$7:.R$972];[.$L1])" office:value-type="float" office:value="0">
            <text:p>0</text:p>
          </table:table-cell>
          <table:table-cell table:style-name="ce130" table:formula="of:=COUNTIF([.S$7:.S$972];[.$L1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972];[.$L2])" office:value-type="float" office:value="0">
            <text:p>0</text:p>
          </table:table-cell>
          <table:table-cell table:style-name="ce130" table:formula="of:=COUNTIF([.N$7:.N$972];[.$L2])" office:value-type="float" office:value="0">
            <text:p>0</text:p>
          </table:table-cell>
          <table:table-cell table:style-name="ce130" table:formula="of:=COUNTIF([.O$7:.O$972];[.$L2])" office:value-type="float" office:value="0">
            <text:p>0</text:p>
          </table:table-cell>
          <table:table-cell table:style-name="ce130" table:formula="of:=COUNTIF([.P$7:.P$972];[.$L2])" office:value-type="float" office:value="0">
            <text:p>0</text:p>
          </table:table-cell>
          <table:table-cell table:style-name="ce130" table:formula="of:=COUNTIF([.Q$7:.Q$972];[.$L2])" office:value-type="float" office:value="0">
            <text:p>0</text:p>
          </table:table-cell>
          <table:table-cell table:style-name="ce130" table:formula="of:=COUNTIF([.R$7:.R$972];[.$L2])" office:value-type="float" office:value="0">
            <text:p>0</text:p>
          </table:table-cell>
          <table:table-cell table:style-name="ce130" table:formula="of:=COUNTIF([.S$7:.S$972];[.$L2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5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972];[.$L3])" office:value-type="float" office:value="0">
            <text:p>0</text:p>
          </table:table-cell>
          <table:table-cell table:style-name="ce130" table:formula="of:=COUNTIF([.N$7:.N$972];[.$L3])" office:value-type="float" office:value="0">
            <text:p>0</text:p>
          </table:table-cell>
          <table:table-cell table:style-name="ce130" table:formula="of:=COUNTIF([.O$7:.O$972];[.$L3])" office:value-type="float" office:value="0">
            <text:p>0</text:p>
          </table:table-cell>
          <table:table-cell table:style-name="ce130" table:formula="of:=COUNTIF([.P$7:.P$972];[.$L3])" office:value-type="float" office:value="0">
            <text:p>0</text:p>
          </table:table-cell>
          <table:table-cell table:style-name="ce130" table:formula="of:=COUNTIF([.Q$7:.Q$972];[.$L3])" office:value-type="float" office:value="0">
            <text:p>0</text:p>
          </table:table-cell>
          <table:table-cell table:style-name="ce130" table:formula="of:=COUNTIF([.R$7:.R$972];[.$L3])" office:value-type="float" office:value="0">
            <text:p>0</text:p>
          </table:table-cell>
          <table:table-cell table:style-name="ce130" table:formula="of:=COUNTIF([.S$7:.S$972];[.$L3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955])" office:value-type="float" office:value="3" table:number-columns-spanned="3" table:number-rows-spanned="1">
            <text:p>3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972];[.$L4])" office:value-type="float" office:value="0">
            <text:p>0</text:p>
          </table:table-cell>
          <table:table-cell table:style-name="ce130" table:formula="of:=COUNTIF([.N$7:.N$972];[.$L4])" office:value-type="float" office:value="0">
            <text:p>0</text:p>
          </table:table-cell>
          <table:table-cell table:style-name="ce130" table:formula="of:=COUNTIF([.O$7:.O$972];[.$L4])" office:value-type="float" office:value="0">
            <text:p>0</text:p>
          </table:table-cell>
          <table:table-cell table:style-name="ce130" table:formula="of:=COUNTIF([.P$7:.P$972];[.$L4])" office:value-type="float" office:value="0">
            <text:p>0</text:p>
          </table:table-cell>
          <table:table-cell table:style-name="ce130" table:formula="of:=COUNTIF([.Q$7:.Q$972];[.$L4])" office:value-type="float" office:value="0">
            <text:p>0</text:p>
          </table:table-cell>
          <table:table-cell table:style-name="ce130" table:formula="of:=COUNTIF([.R$7:.R$972];[.$L4])" office:value-type="float" office:value="0">
            <text:p>0</text:p>
          </table:table-cell>
          <table:table-cell table:style-name="ce130" table:formula="of:=COUNTIF([.S$7:.S$972];[.$L4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972];[.$L5])" office:value-type="float" office:value="0">
            <text:p>0</text:p>
          </table:table-cell>
          <table:table-cell table:style-name="ce130" table:formula="of:=COUNTIF([.N$7:.N$972];[.$L5])" office:value-type="float" office:value="0">
            <text:p>0</text:p>
          </table:table-cell>
          <table:table-cell table:style-name="ce130" table:formula="of:=COUNTIF([.O$7:.O$972];[.$L5])" office:value-type="float" office:value="0">
            <text:p>0</text:p>
          </table:table-cell>
          <table:table-cell table:style-name="ce130" table:formula="of:=COUNTIF([.P$7:.P$972];[.$L5])" office:value-type="float" office:value="0">
            <text:p>0</text:p>
          </table:table-cell>
          <table:table-cell table:style-name="ce130" table:formula="of:=COUNTIF([.Q$7:.Q$972];[.$L5])" office:value-type="float" office:value="0">
            <text:p>0</text:p>
          </table:table-cell>
          <table:table-cell table:style-name="ce130" table:formula="of:=COUNTIF([.R$7:.R$972];[.$L5])" office:value-type="float" office:value="0">
            <text:p>0</text:p>
          </table:table-cell>
          <table:table-cell table:style-name="ce130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794"/>
        </table:table-row>
        <table:table-row table:style-name="ro16">
          <table:table-cell table:style-name="ce86" office:value-type="float" office:value="1">
            <text:p>001</text:p>
          </table:table-cell>
          <table:table-cell table:style-name="ce94" office:value-type="string">
            <text:p>REG_PLF305_CS_001</text:p>
          </table:table-cell>
          <table:table-cell table:style-name="ce116" office:value-type="float" office:value="1">
            <text:p>001</text:p>
          </table:table-cell>
          <table:table-cell table:style-name="ce119" table:formula="of:=[.B7]" office:value-type="string" office:string-value="REG_PLF305_CS_001">
            <text:p>REG_PLF305_CS_001</text:p>
          </table:table-cell>
          <table:table-cell table:style-name="ce119" office:value-type="string">
            <text:p>Check Group Calendar in Space</text:p>
          </table:table-cell>
          <table:table-cell table:style-name="ce120" office:value-type="string">
            <text:p>Step 1: Create the 1<text:span text:style-name="T2">st</text:span> space</text:p>
          </table:table-cell>
          <table:table-cell table:style-name="ce12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120" office:value-type="string">
            <text:p>Space1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office:value-type="string">
            <text:p>Group Calendar in my Space shows all events</text:p>
          </table:table-cell>
          <table:table-cell table:style-name="ce120" table:number-columns-repeated="8"/>
          <table:table-cell table:style-name="ce134" table:number-columns-repeated="1005"/>
        </table:table-row>
        <table:table-row table:style-name="ro1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5" office:value-type="string">
            <text:p>REG_PLF305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table:formula="of:=[.B8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2: Create an event in calendar of Space1</text:p>
          </table:table-cell>
          <table:table-cell table:style-name="ce12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120" office:value-type="string">
            <text:p>Event1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5" office:value-type="string">
            <text:p>REG_PLF305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table:formula="of:=[.B9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3: Create the 2<text:span text:style-name="T2">nd</text:span> space</text:p>
          </table:table-cell>
          <table:table-cell table:style-name="ce120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120" office:value-type="string">
            <text:p>Space2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5" office:value-type="string">
            <text:p>REG_PLF305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0" table:formula="of:=[.B10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4: Check calendar of Space2</text:p>
          </table:table-cell>
          <table:table-cell table:style-name="ce12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120" office:value-type="string">
            <text:p>Event1 isn't displayed in calendar of Space2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6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94" office:value-type="string">
            <text:p>REG_PLF305_CS_002</text:p>
          </table:table-cell>
          <table:table-cell table:style-name="ce117" office:value-type="float" office:value="1">
            <text:p>001</text:p>
          </table:table-cell>
          <table:table-cell table:style-name="ce119" table:formula="of:=[.B11]" office:value-type="string" office:string-value="REG_PLF305_CS_002">
            <text:p>REG_PLF305_CS_002</text:p>
          </table:table-cell>
          <table:table-cell table:style-name="ce119" office:value-type="string">
            <text:p>Check displaying for Sharing calendar in French</text:p>
          </table:table-cell>
          <table:table-cell table:style-name="ce120" office:value-type="string">
            <text:p>Step 1: Add a group</text:p>
          </table:table-cell>
          <table:table-cell table:style-name="ce12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Group1 is added in calenda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office:value-type="string">
            <text:p>Untranslated labels in sharing calendar and Priority field in the search of agenda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9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5" office:value-type="string">
            <text:p>REG_PLF305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0" table:formula="of:=[.B12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2: Add a calendar</text:p>
          </table:table-cell>
          <table:table-cell table:style-name="ce120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Calendar1 is added and shown with Group1 in Calendar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5" office:value-type="string">
            <text:p>REG_PLF305_CS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0" table:formula="of:=[.B13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3: Sharing calendar</text:p>
          </table:table-cell>
          <table:table-cell table:style-name="ce12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120" office:value-type="string">
            <text:p>- Calendar page is well translated in French</text:p>
            <text:p>- Calendar1 is shared and demo is displayed in sharing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5" office:value-type="string">
            <text:p>REG_PLF305_CS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0" table:formula="of:=[.B14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4: Check tooltip is translated in French</text:p>
          </table:table-cell>
          <table:table-cell table:style-name="ce12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120" office:value-type="string">
            <text:p>- Tooltip of Edit icon is Editer </text:p>
            <text:p>- Tooltip of Delete icon is Supprime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95" office:value-type="string">
            <text:p>REG_PLF305_CS_002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0" table:formula="of:=[.B15]" office:value-type="string" office:string-value="REG_PLF305_CS_002">
            <text:p>REG_PLF305_CS_002</text:p>
          </table:table-cell>
          <table:table-cell table:style-name="ce119" office:value-type="string">
            <text:p>Check displaying for Advance search form in French</text:p>
          </table:table-cell>
          <table:table-cell table:style-name="ce120" office:value-type="string">
            <text:p>Step 1: Goto Advance search form</text:p>
          </table:table-cell>
          <table:table-cell table:style-name="ce12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12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0" table:number-rows-repeated="10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1015"/>
        </table:table-row>
        <table:table-row table:style-name="ro20">
          <table:table-cell table:style-name="ce88"/>
          <table:table-cell table:style-name="ce97"/>
          <table:table-cell table:style-name="ce88" table:number-columns-repeated="2"/>
          <table:table-cell table:style-name="ce121" table:number-columns-repeated="4"/>
          <table:table-cell table:style-name="ce127"/>
          <table:table-cell table:style-name="ce88" table:number-columns-repeated="1015"/>
        </table:table-row>
        <table:table-row table:style-name="ro20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6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6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9" table:number-columns-spanned="3" table:number-rows-spanned="1">
            <text:p>9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794"/>
        </table:table-row>
        <table:table-row table:style-name="ro17">
          <table:table-cell table:style-name="ce86" office:value-type="float" office:value="1">
            <text:p>001</text:p>
          </table:table-cell>
          <table:table-cell table:style-name="ce94" office:value-type="string">
            <text:p>REG_PLF306_CS_001</text:p>
          </table:table-cell>
          <table:table-cell table:style-name="ce116" office:value-type="float" office:value="1">
            <text:p>001</text:p>
          </table:table-cell>
          <table:table-cell table:style-name="ce119" table:formula="of:=[.B7]" office:value-type="string" office:string-value="REG_PLF306_CS_001">
            <text:p>REG_PLF306_CS_001</text:p>
          </table:table-cell>
          <table:table-cell table:style-name="ce119" office:value-type="string">
            <text:p>Check chat function with an user has uppercase user name</text:p>
          </table:table-cell>
          <table:table-cell table:style-name="ce120" office:value-type="string">
            <text:p>Step 1: Create an user has uppercase user name</text:p>
          </table:table-cell>
          <table:table-cell table:style-name="ce12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120" office:value-type="string">
            <text:p>- Do not throw exception in console</text:p>
            <text:p>- 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office:value-type="string">
            <text:p>Throw exception when login and use chat function with an user has user name contains UPPERCASE characters</text:p>
          </table:table-cell>
          <table:table-cell table:style-name="ce120" table:number-columns-repeated="8"/>
          <table:table-cell table:style-name="ce134" table:number-columns-repeated="1005"/>
        </table:table-row>
        <table:table-row table:style-name="ro2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table:formula="of:=[.B8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2: Login</text:p>
          </table:table-cell>
          <table:table-cell table:style-name="ce120" office:value-type="string">
            <text:p>- Login as User1 with correct username and password </text:p>
          </table:table-cell>
          <table:table-cell table:style-name="ce120" office:value-type="string">
            <text:p>Login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table:formula="of:=[.B9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3: Add contact with User1 the 1st time</text:p>
          </table:table-cell>
          <table:table-cell table:style-name="ce12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120" office:value-type="string">
            <text:p>Add contact successfully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21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0" table:formula="of:=[.B10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4: Add contact with User1 again</text:p>
          </table:table-cell>
          <table:table-cell table:style-name="ce12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120" office:value-type="string">
            <text:p>- User1 is disable</text:p>
            <text:p>- Mary can't select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21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0" table:formula="of:=[.B11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5: Chat with User1</text:p>
          </table:table-cell>
          <table:table-cell table:style-name="ce12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120" office:value-type="string">
            <text:p>At User1 screen, show pop-up window with correct message from Mar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0" table:formula="of:=[.B12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6: Receive message from User1</text:p>
          </table:table-cell>
          <table:table-cell table:style-name="ce12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120" office:value-type="string">
            <text:p>Mary receives correct message from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0" table:formula="of:=[.B13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7: Check displaying of <text:s/>User1</text:p>
          </table:table-cell>
          <table:table-cell table:style-name="ce120" office:value-type="string">
            <text:p>At Mary screen, check name of User1 on Contact list and Chat window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0" table:formula="of:=[.B14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8: Check chat history</text:p>
          </table:table-cell>
          <table:table-cell table:style-name="ce120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120" office:value-type="string">
            <text:p>Chat history between User1 and Ma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0" table:formula="of:=[.B15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9: Send file </text:p>
          </table:table-cell>
          <table:table-cell table:style-name="ce12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12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0" table:formula="of:=[.B16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10: Received file </text:p>
          </table:table-cell>
          <table:table-cell table:style-name="ce120" office:value-type="string">
            <text:p>User1 click <text:span text:style-name="T3">Accept</text:span></text:p>
          </table:table-cell>
          <table:table-cell table:style-name="ce120" office:value-type="string">
            <text:p>File is se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95" office:value-type="string">
            <text:p>REG_PLF306_CS_001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0" table:formula="of:=[.B17]" office:value-type="string" office:string-value="REG_PLF306_CS_001">
            <text:p>REG_PLF306_CS_001</text:p>
          </table:table-cell>
          <table:table-cell table:style-name="ce119" office:value-type="string">
            <text:p>Check chat room with an user has uppercase user name </text:p>
          </table:table-cell>
          <table:table-cell table:style-name="ce120" office:value-type="string">
            <text:p>Step 1: Create a chat room</text:p>
          </table:table-cell>
          <table:table-cell table:style-name="ce12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120" office:value-type="string">
            <text:p>Room1 is created, the chat conversation is show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0" table:formula="of:=[.B18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2: Invite User1</text:p>
          </table:table-cell>
          <table:table-cell table:style-name="ce12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120" office:value-type="string">
            <text:p>A confirmation message has sent to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0" table:formula="of:=[.B19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3: User1 Join room</text:p>
          </table:table-cell>
          <table:table-cell table:style-name="ce120" office:value-type="string">
            <text:p>- Login as User1</text:p>
            <text:p>- Click button <text:span text:style-name="T3">OK</text:span> on confirmation message</text:p>
          </table:table-cell>
          <table:table-cell table:style-name="ce120" office:value-type="string">
            <text:p>User1 joins Room1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0" table:formula="of:=[.B20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4: Invite User1 again</text:p>
          </table:table-cell>
          <table:table-cell table:style-name="ce12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12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0" table:formula="of:=[.B21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5: Send message</text:p>
          </table:table-cell>
          <table:table-cell table:style-name="ce120" office:value-type="string">
            <text:p>Root and User 1 send message together</text:p>
          </table:table-cell>
          <table:table-cell table:style-name="ce120" office:value-type="string">
            <text:p>Sent messages are shown on Room1 for each user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20" table:formula="of:=[.B22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6: Check displaying of User1</text:p>
          </table:table-cell>
          <table:table-cell table:style-name="ce120" office:value-type="string">
            <text:p>At Root screen, check name of User1 on Room1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20" table:formula="of:=[.B23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7: Check chat room History</text:p>
          </table:table-cell>
          <table:table-cell table:style-name="ce12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120" office:value-type="string">
            <text:p>Chat room histo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20" table:formula="of:=[.B24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8: Leave chat room</text:p>
          </table:table-cell>
          <table:table-cell table:style-name="ce120" office:value-type="string">
            <text:p>User1 click button <text:span text:style-name="T3">Leave</text:span></text:p>
          </table:table-cell>
          <table:table-cell table:style-name="ce12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003</text:p>
          </table:table-cell>
          <table:table-cell table:style-name="ce94" office:value-type="string">
            <text:p>REG_PLF306_CS_002</text:p>
          </table:table-cell>
          <table:table-cell table:style-name="ce117" office:value-type="float" office:value="1">
            <text:p>001</text:p>
          </table:table-cell>
          <table:table-cell table:style-name="ce119" table:formula="of:=[.B25]" office:value-type="string" office:string-value="REG_PLF306_CS_002">
            <text:p>REG_PLF306_CS_002</text:p>
          </table:table-cell>
          <table:table-cell table:style-name="ce119" office:value-type="string">
            <text:p>Check day of week in mini calendar</text:p>
          </table:table-cell>
          <table:table-cell table:style-name="ce120" office:value-type="string">
            <text:p>Step 1: Change setting</text:p>
          </table:table-cell>
          <table:table-cell table:style-name="ce12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Settings is saved with timezone is GMT+7 and Week Start on is Tuesda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office:value-type="string">
            <text:p>Title day of week is displayed wrong in mini calendar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9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0" table:formula="of:=[.B26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2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Current day is displayed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0" table:formula="of:=[.B27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3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0" table:formula="of:=[.B28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4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0" table:formula="of:=[.B29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5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94" office:value-type="string">
            <text:p>REG_PLF306_CS_003</text:p>
          </table:table-cell>
          <table:table-cell table:style-name="ce117" office:value-type="float" office:value="1">
            <text:p>001</text:p>
          </table:table-cell>
          <table:table-cell table:style-name="ce119" table:formula="of:=[.B30]" office:value-type="string" office:string-value="REG_PLF306_CS_003">
            <text:p>REG_PLF306_CS_003</text:p>
          </table:table-cell>
          <table:table-cell table:style-name="ce119" office:value-type="string">
            <text:p>Check adding a contact with a long email in the address book</text:p>
          </table:table-cell>
          <table:table-cell table:style-name="ce120" office:value-type="string">
            <text:p>Step 1: Create an address book </text:p>
          </table:table-cell>
          <table:table-cell table:style-name="ce12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120" office:value-type="string">
            <text:p>New address book is created and shown in Address Book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office:value-type="string">
            <text:p>Alert error message “invalid mail address” when adding a contact with long mail address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7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5" office:value-type="string">
            <text:p>REG_PLF306_CS_003</text:p>
          </table:table-cell>
          <table:table-cell table:style-name="ce11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0" table:formula="of:=[.B31]" office:value-type="string" office:string-value="REG_PLF306_CS_003">
            <text:p>REG_PLF306_CS_003</text:p>
          </table:table-cell>
          <table:table-cell table:style-name="ce120" office:value-type="string">
            <text:p>Check adding a contact with a long email in the address book</text:p>
          </table:table-cell>
          <table:table-cell table:style-name="ce120" office:value-type="string">
            <text:p>Step 2: Add a contact with a long email into address book</text:p>
          </table:table-cell>
          <table:table-cell table:style-name="ce120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Contact is created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005</text:p>
          </table:table-cell>
          <table:table-cell table:style-name="ce94" office:value-type="string">
            <text:p>REG_PLF306_CS_004</text:p>
          </table:table-cell>
          <table:table-cell table:style-name="ce117" office:value-type="float" office:value="1">
            <text:p>001</text:p>
          </table:table-cell>
          <table:table-cell table:style-name="ce119" table:formula="of:=[.B32]" office:value-type="string" office:string-value="REG_PLF306_CS_004">
            <text:p>REG_PLF306_CS_004</text:p>
          </table:table-cell>
          <table:table-cell table:style-name="ce119" office:value-type="string">
            <text:p>Check date availability in schedule tab</text:p>
          </table:table-cell>
          <table:table-cell table:style-name="ce120" office:value-type="string">
            <text:p>Step 1: Goto Calendar by FF browser</text:p>
          </table:table-cell>
          <table:table-cell table:style-name="ce12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office:value-type="string">
            <text:p>Wrong date availability in schedule tab in add/edit event form 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7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0" table:formula="of:=[.B33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0" table:formula="of:=[.B34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3: Goto Calendar with another user by IE7 browser</text:p>
          </table:table-cell>
          <table:table-cell table:style-name="ce12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0" table:formula="of:=[.B35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4: Add new event 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0" table:formula="of:=[.B36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5: Add Root as participants </text:p>
          </table:table-cell>
          <table:table-cell table:style-name="ce12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Root is added in participants list of even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0" table:formula="of:=[.B37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6: Check schedule tab</text:p>
          </table:table-cell>
          <table:table-cell table:style-name="ce12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120" office:value-type="string">
            <text:p>Root is busy from 11:00 ~ 12:00, other time is availabl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006</text:p>
          </table:table-cell>
          <table:table-cell table:style-name="ce94" office:value-type="string">
            <text:p>REG_PLF306_CS_005</text:p>
          </table:table-cell>
          <table:table-cell table:style-name="ce117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19" table:formula="of:=[.B38]" office:value-type="string" office:string-value="REG_PLF306_CS_005">
            <text:p>REG_PLF306_CS_005</text:p>
          </table:table-cell>
          <table:table-cell table:style-name="ce119" office:value-type="string">
            <text:p>Check displaying of Participants and Information in Participants list</text:p>
          </table:table-cell>
          <table:table-cell table:style-name="ce120" office:value-type="string">
            <text:p>Step 1: Create new user with long email</text:p>
          </table:table-cell>
          <table:table-cell table:style-name="ce12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120" office:value-type="string">
            <text:p>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office:value-type="string">
            <text:p>Only display user name in participant list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8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5" office:value-type="string">
            <text:p>REG_PLF306_CS_005</text:p>
          </table:table-cell>
          <table:table-cell table:style-name="ce11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0" table:formula="of:=[.B39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5" office:value-type="string">
            <text:p>REG_PLF306_CS_005</text:p>
          </table:table-cell>
          <table:table-cell table:style-name="ce11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0" table:formula="of:=[.B40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3: Add new user as participants </text:p>
          </table:table-cell>
          <table:table-cell table:style-name="ce95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User1 is added in participants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5" office:value-type="string">
            <text:p>REG_PLF306_CS_005</text:p>
          </table:table-cell>
          <table:table-cell table:style-name="ce117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20" table:formula="of:=[.B41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4: Check Participants list</text:p>
          </table:table-cell>
          <table:table-cell table:style-name="ce120" office:value-type="string">
            <text:p>- Check column Participants and Information in Participants list</text:p>
            <text:p>- Move mouse to email of User1</text:p>
          </table:table-cell>
          <table:table-cell table:style-name="ce12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94" office:value-type="string">
            <text:p>REG_PLF306_CS_006</text:p>
          </table:table-cell>
          <table:table-cell table:style-name="ce117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9" table:formula="of:=[.B42]" office:value-type="string" office:string-value="REG_PLF306_CS_006">
            <text:p>REG_PLF306_CS_006</text:p>
          </table:table-cell>
          <table:table-cell table:style-name="ce119" office:value-type="string">
            <text:p>Check displaying of events of the same day in week view</text:p>
          </table:table-cell>
          <table:table-cell table:style-name="ce120" office:value-type="string">
            <text:p>Step 1: Create the 1<text:span text:style-name="T2">st</text:span> event</text:p>
          </table:table-cell>
          <table:table-cell table:style-name="ce12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Event A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office:value-type="string">
            <text:p>Events of the same day are displayed overlap in week view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8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20" table:formula="of:=[.B43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2: Create the 2<text:span text:style-name="T2">n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B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20" table:formula="of:=[.B44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3: Create the 3<text:span text:style-name="T2">r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C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20" table:formula="of:=[.B45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4: Create the 4<text:span text:style-name="T2">th</text:span> event</text:p>
          </table:table-cell>
          <table:table-cell table:style-name="ce12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120" office:value-type="string">
            <text:p>Event D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20" table:formula="of:=[.B46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5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All events appear properly with time range is correc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20" table:formula="of:=[.B47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6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20" table:formula="of:=[.B48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7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All events appear properly and they are sort by nam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20" table:formula="of:=[.B49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8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The day has events will be highlighted in bold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20" table:formula="of:=[.B50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9: Resize screen</text:p>
          </table:table-cell>
          <table:table-cell table:style-name="ce120" office:value-type="string">
            <text:p>- Press key Ctrl+ </text:p>
            <text:p>- Press key Ctrl-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008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19" table:formula="of:=[.B51]" office:value-type="string" office:string-value="REG_PLF306_CS_007">
            <text:p>REG_PLF306_CS_007</text:p>
          </table:table-cell>
          <table:table-cell table:style-name="ce119" office:value-type="string">
            <text:p>Check default of event categories listbox</text:p>
          </table:table-cell>
          <table:table-cell table:style-name="ce120" office:value-type="string">
            <text:p>Step 1: Check default of categories list</text:p>
          </table:table-cell>
          <table:table-cell table:style-name="ce12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120" office:value-type="string">
            <text:p>Categories listbox is displayed with values: All, Meeting, Calls, Clients, Holiday, Anniversary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office:value-type="string">
            <text:p>Cannot override the default values of event Category listbox.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9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5" office:value-type="string">
            <text:p>REG_PLF306_CS_007</text:p>
          </table:table-cell>
          <table:table-cell table:style-name="ce117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120" table:formula="of:=[.B52]" office:value-type="string" office:string-value="REG_PLF306_CS_007">
            <text:p>REG_PLF306_CS_007</text:p>
          </table:table-cell>
          <table:table-cell table:style-name="ce137" office:value-type="string">
            <text:p>Check default of event categories listbox</text:p>
          </table:table-cell>
          <table:table-cell table:style-name="ce120" office:value-type="string">
            <text:p>Step 2: Add a new category</text:p>
          </table:table-cell>
          <table:table-cell table:style-name="ce120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120" office:value-type="string">
            <text:p>Category Test is displayed in categories listbox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2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009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19" table:formula="of:=[.B53]" office:value-type="string" office:string-value="REG_PLF306_CS_007">
            <text:p>REG_PLF306_CS_007</text:p>
          </table:table-cell>
          <table:table-cell table:style-name="ce119" office:value-type="string">
            <text:p>Check event categories listbox by configuration </text:p>
          </table:table-cell>
          <table:table-cell table:style-name="ce120" office:value-type="string">
            <text:p>Step 1: Change configuration</text:p>
          </table:table-cell>
          <table:table-cell table:style-name="ce120" office:value-type="string">
            <text:p><text:span text:style-name="T10">- Open configuration file: cs-extension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120" office:value-type="string">
            <text:p>- Setting is saved successfully</text:p>
            <text:p>- Package runs well without exception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5" office:value-type="string">
            <text:p>REG_PLF306_CS_007</text:p>
          </table:table-cell>
          <table:table-cell table:style-name="ce117"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table:style-name="ce120" table:formula="of:=[.B54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2: Check categories listbox</text:p>
          </table:table-cell>
          <table:table-cell table:style-name="ce12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5];6;FIND(&quot;:&quot;;[.F55];1)-FIND(&quot; &quot;;[.F55];1)-1))&gt;VALUE(MID([.F54];6;FIND(&quot;:&quot;;[.F54];1)-FIND(&quot; &quot;;[.F54];1)-1));[.C54];[.C54]+1)" office:value-type="float" office:value="5">
            <text:p>005</text:p>
          </table:table-cell>
          <table:table-cell table:style-name="ce119" table:formula="of:=[.B55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3: Open Add/Edit Event form</text:p>
          </table:table-cell>
          <table:table-cell table:style-name="ce12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6];6;FIND(&quot;:&quot;;[.F56];1)-FIND(&quot; &quot;;[.F56];1)-1))&gt;VALUE(MID([.F55];6;FIND(&quot;:&quot;;[.F55];1)-FIND(&quot; &quot;;[.F55];1)-1));[.C55];[.C55]+1)" office:value-type="float" office:value="5">
            <text:p>005</text:p>
          </table:table-cell>
          <table:table-cell table:style-name="ce119" table:formula="of:=[.B56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4: Open Add/Edit Task form</text:p>
          </table:table-cell>
          <table:table-cell table:style-name="ce12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20" table:formula="of:=[.B57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5: Open Advance Search form</text:p>
          </table:table-cell>
          <table:table-cell table:style-name="ce12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9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120" table:formula="of:=[.B58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6: Open mail page</text:p>
          </table:table-cell>
          <table:table-cell table:style-name="ce120" office:value-type="string">
            <text:p>- Goto Mail page</text:p>
          </table:table-cell>
          <table:table-cell table:style-name="ce120" office:value-type="string">
            <text:p>Mail page is displayed well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5" office:value-type="string">
            <text:p>REG_PLF306_CS_007</text:p>
          </table:table-cell>
          <table:table-cell table:style-name="ce117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120" table:formula="of:=[.B59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7: Open New Event form</text:p>
          </table:table-cell>
          <table:table-cell table:style-name="ce12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0" table:number-rows-repeated="11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1015"/>
        </table:table-row>
        <table:table-row table:style-name="ro20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7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7" table:number-columns-spanned="3" table:number-rows-spanned="1">
            <text:p>7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794"/>
        </table:table-row>
        <table:table-row table:style-name="ro18">
          <table:table-cell table:style-name="ce86" office:value-type="float" office:value="1">
            <text:p>001</text:p>
          </table:table-cell>
          <table:table-cell table:style-name="ce140" office:value-type="string">
            <text:p>REG_PLF307_CS_001</text:p>
          </table:table-cell>
          <table:table-cell table:style-name="ce142" office:value-type="float" office:value="1">
            <text:p>001</text:p>
          </table:table-cell>
          <table:table-cell table:style-name="ce140" office:value-type="string">
            <text:p>REG_PLF307_CS_001</text:p>
          </table:table-cell>
          <table:table-cell table:style-name="ce119" office:value-type="string">
            <text:p>Check Day Light Saving Time Transition starting on time zone GMT+1</text:p>
          </table:table-cell>
          <table:table-cell table:style-name="ce120" office:value-type="string">
            <text:p>Step 1: Change time zone to GMT+1 </text:p>
          </table:table-cell>
          <table:table-cell table:style-name="ce12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REG_PLF307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REG_PLF307_CS_001</text:p>
          </table:table-cell>
          <table:table-cell table:style-name="ce120" office:value-type="string">
            <text:p>Check Day Light Saving Time Transition starting on time zone GMT+1</text:p>
          </table:table-cell>
          <table:table-cell table:style-name="ce120" office:value-type="string">
            <text:p>Step 2: Change date to the last Sunday of March</text:p>
          </table:table-cell>
          <table:table-cell table:style-name="ce120" office:value-type="string">
            <text:p>- Keep in week view and go to the last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40" office:value-type="string">
            <text:p>REG_PLF307_CS_002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2</text:p>
          </table:table-cell>
          <table:table-cell table:style-name="ce119" office:value-type="string">
            <text:p>Check Day Light Saving Time Transition starting on time zone GMT-8</text:p>
          </table:table-cell>
          <table:table-cell table:style-name="ce120" office:value-type="string">
            <text:p>Step 1: Change time zone to GMT-8</text:p>
          </table:table-cell>
          <table:table-cell table:style-name="ce120" office:value-type="string">
            <text:p>- Login as user and go to Calendar application</text:p>
            <text:p>- Click on Setting, change time zone to GMT-8 for Canada/US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7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REG_PLF307_CS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REG_PLF307_CS_002</text:p>
          </table:table-cell>
          <table:table-cell table:style-name="ce120" office:value-type="string">
            <text:p>Check Day Light Saving Time Transition starting on time zone GMT-8</text:p>
          </table:table-cell>
          <table:table-cell table:style-name="ce120" office:value-type="string">
            <text:p>Step 2: Change date to the second Sunday of March</text:p>
          </table:table-cell>
          <table:table-cell table:style-name="ce120" office:value-type="string">
            <text:p>- Keep in week view and go to the second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23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40" office:value-type="string">
            <text:p>REG_PLF307_CS_003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3</text:p>
          </table:table-cell>
          <table:table-cell table:style-name="ce119" office:value-type="string">
            <text:p>Check the invitation email with MS Office Outlook 2003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4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9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30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4: Open invitation mail on MS Outlook 2003</text:p>
          </table:table-cell>
          <table:table-cell table:style-name="ce12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3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40" office:value-type="string">
            <text:p>REG_PLF307_CS_004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4</text:p>
          </table:table-cell>
          <table:table-cell table:style-name="ce119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31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9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6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4: Open invitation mail on Mail application</text:p>
          </table:table-cell>
          <table:table-cell table:style-name="ce12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12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40" office:value-type="string">
            <text:p>REG_PLF307_CS_00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5</text:p>
          </table:table-cell>
          <table:table-cell table:style-name="ce119" office:value-type="string">
            <text:p>Check chat portlet</text:p>
          </table:table-cell>
          <table:table-cell table:style-name="ce120" office:value-type="string">
            <text:p>Step 1: Login by root and import all portlet</text:p>
          </table:table-cell>
          <table:table-cell table:style-name="ce12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120" office:value-type="string">
            <text:p>- Login successfully</text:p>
            <text:p>- Display message to confirm the importation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REG_PLF307_CS_005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REG_PLF307_CS_005</text:p>
          </table:table-cell>
          <table:table-cell table:style-name="ce120" office:value-type="string">
            <text:p>Check chat portlet</text:p>
          </table:table-cell>
          <table:table-cell table:style-name="ce120" office:value-type="string">
            <text:p>Step 2: Create page with chat portlet</text:p>
          </table:table-cell>
          <table:table-cell table:style-name="ce12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120" office:value-type="string">
            <text:p>- Page is added new chat portlet</text:p>
            <text:p>- Chat porlet work normally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40" office:value-type="string">
            <text:p>REG_PLF307_CS_00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6</text:p>
          </table:table-cell>
          <table:table-cell table:style-name="ce119" office:value-type="string">
            <text:p>Check chat function when add contact with long name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REG_PLF307_CS_006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REG_PLF307_CS_006</text:p>
          </table:table-cell>
          <table:table-cell table:style-name="ce120" office:value-type="string">
            <text:p>Check chat function when add contact with long name</text:p>
          </table:table-cell>
          <table:table-cell table:style-name="ce120" office:value-type="string">
            <text:p>Step 2: Add user to chat contact</text:p>
          </table:table-cell>
          <table:table-cell table:style-name="ce120" office:value-type="string">
            <text:p>- Login by "zuser" and add "testuser" to chat contact</text:p>
            <text:p>- Check the contact list</text:p>
          </table:table-cell>
          <table:table-cell table:style-name="ce120" office:value-type="string">
            <text:p>- "testuser"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40" office:value-type="string">
            <text:p>REG_PLF307_CS_007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7</text:p>
          </table:table-cell>
          <table:table-cell table:style-name="ce119" office:value-type="string">
            <text:p>Check chat function when add contact with long name into a chat room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REG_PLF307_CS_007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1" office:value-type="string">
            <text:p>REG_PLF307_CS_007</text:p>
          </table:table-cell>
          <table:table-cell table:style-name="ce120" office:value-type="string">
            <text:p>Check chat function when add contact with long name into a chat room</text:p>
          </table:table-cell>
          <table:table-cell table:style-name="ce120" office:value-type="string">
            <text:p>Step 2: Add new user into a chat room</text:p>
          </table:table-cell>
          <table:table-cell table:style-name="ce12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12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4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5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3"/>
          <table:table-cell table:style-name="ce95"/>
          <table:table-cell table:style-name="ce120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8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2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2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20" table:number-rows-repeated="11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1015"/>
        </table:table-row>
        <table:table-row table:style-name="ro20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8" table:style-name="ta1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4">
            <text:p>4</text:p>
          </table:table-cell>
          <table:table-cell table:style-name="ce130" table:formula="of:=COUNTIF([.N$7:.N$1017];[.$L1])" office:value-type="float" office:value="4">
            <text:p>4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2" table:number-columns-spanned="3" table:number-rows-spanned="1">
            <text:p>2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33">
          <table:table-cell table:style-name="ce86" office:value-type="float" office:value="1">
            <text:p>001</text:p>
          </table:table-cell>
          <table:table-cell table:style-name="ce140" office:value-type="string">
            <text:p>REG_PLF308_CS_001</text:p>
          </table:table-cell>
          <table:table-cell table:style-name="ce116" office:value-type="float" office:value="1">
            <text:p>001</text:p>
          </table:table-cell>
          <table:table-cell table:style-name="ce140" table:formula="of:=[.B7]" office:value-type="string" office:string-value="REG_PLF308_CS_001">
            <text:p>REG_PLF308_CS_001</text:p>
          </table:table-cell>
          <table:table-cell table:style-name="ce119" office:value-type="string">
            <text:p>Check chat is working for users having space in their user name</text:p>
          </table:table-cell>
          <table:table-cell table:style-name="ce120" office:value-type="string">
            <text:p>Step 1: add a new user having a space within hsi username </text:p>
          </table:table-cell>
          <table:table-cell table:style-name="ce120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120" office:value-type="string">
            <text:p>Add new user successfully</text:p>
          </table:table-cell>
          <table:table-cell table:style-name="ce126" office:value-type="string">
            <text:p>High</text:p>
          </table:table-cell>
          <table:table-cell table:style-name="ce146" office:value-type="string">
            <text:p>CS-5607</text:p>
            <text:p>CPP-1179</text:p>
          </table:table-cell>
          <table:table-cell table:style-name="ce120"/>
          <table:table-cell table:style-name="ce120" office:value-type="string">
            <text:p>nhung.vu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237"/>
        </table:table-row>
        <table:table-row table:style-name="ro2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table:formula="of:=[.B8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2: Start package and chat</text:p>
          </table:table-cell>
          <table:table-cell table:style-name="ce120" office:value-type="string">
            <text:p>- Start both PLF and Open Fire</text:p>
          </table:table-cell>
          <table:table-cell table:style-name="ce120" office:value-type="string">
            <text:p>- Start PLF and Open fire successfully</text:p>
          </table:table-cell>
          <table:table-cell table:style-name="ce126" office:value-type="string">
            <text:p>High</text:p>
          </table:table-cell>
          <table:table-cell table:style-name="ce146"/>
          <table:table-cell table:style-name="ce120"/>
          <table:table-cell table:style-name="ce120" office:value-type="string">
            <text:p>nhung.vu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237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table:formula="of:=[.B9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3: Check chat is working for users having space in their user name</text:p>
          </table:table-cell>
          <table:table-cell table:style-name="ce120" office:value-type="string">
            <text:p>- Login with new user “Exochat TEST”</text:p>
          </table:table-cell>
          <table:table-cell table:style-name="ce120" office:value-type="string">
            <text:p>- Login successfully and don't have exception on open fire console and show change his chat status</text:p>
          </table:table-cell>
          <table:table-cell table:style-name="ce126" office:value-type="string">
            <text:p>High</text:p>
          </table:table-cell>
          <table:table-cell table:style-name="ce146"/>
          <table:table-cell table:style-name="ce120"/>
          <table:table-cell table:style-name="ce120" office:value-type="string">
            <text:p>nhung.vu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237"/>
        </table:table-row>
        <table:table-row table:style-name="ro31">
          <table:table-cell table:style-name="ce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40" office:value-type="string">
            <text:p>REG_PLF308_CS_002</text:p>
          </table:table-cell>
          <table:table-cell table:style-name="ce116" office:value-type="float" office:value="1">
            <text:p>001</text:p>
          </table:table-cell>
          <table:table-cell table:style-name="ce140" table:formula="of:=[.B10]" office:value-type="string" office:string-value="REG_PLF308_CS_002">
            <text:p>REG_PLF308_CS_002</text:p>
          </table:table-cell>
          <table:table-cell table:style-name="ce120" office:value-type="string">
            <text:p>Check Calendar portlet work well</text:p>
          </table:table-cell>
          <table:table-cell table:style-name="ce120" office:value-type="string">
            <text:p>Step 1: Start tomcat or Jboss</text:p>
          </table:table-cell>
          <table:table-cell table:style-name="ce120" office:value-type="string">
            <text:p>Start tomcat or Jboss</text:p>
          </table:table-cell>
          <table:table-cell table:style-name="ce120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126" office:value-type="string">
            <text:p>Medium</text:p>
          </table:table-cell>
          <table:table-cell table:style-name="ce146" office:value-type="string">
            <text:p>CS-5616</text:p>
            <text:p>CPP-1191</text:p>
          </table:table-cell>
          <table:table-cell table:style-name="ce120"/>
          <table:table-cell table:style-name="ce120" office:value-type="string">
            <text:p>nhung.vu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7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7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2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8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4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8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5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3"/>
          <table:table-cell table:style-name="ce95"/>
          <table:table-cell table:style-name="ce120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8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2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2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11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  <table:database-ranges>
        <table:database-range table:name="__Anonymous_Sheet_DB__2" table:target-range-address="Bugs_v2_1_5.A6:Bugs_v2_1_5.O15" table:display-filter-buttons="true"/>
        <table:database-range table:name="__Anonymous_Sheet_DB__3" table:target-range-address="Bugs_v2_1_6.A6:Bugs_v2_1_6.O59" table:display-filter-buttons="true"/>
        <table:database-range table:name="__Anonymous_Sheet_DB__4" table:target-range-address="Bugs_v2_1_7.A6:Bugs_v2_1_7.O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5/21/2012</text:date>, <text:time>10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21T10:22:42</dc:date>
    <meta:print-date>2008-06-17T00:45:47</meta:print-date>
    <dc:language>en-US</dc:language>
    <meta:editing-cycles>1128</meta:editing-cycles>
    <meta:editing-duration>P15DT14H38M43S</meta:editing-duration>
    <meta:document-statistic meta:table-count="7" meta:cell-count="1280" meta:object-count="1"/>
    <meta:user-defined meta:name="Info 1"/>
    <meta:user-defined meta:name="Info 2"/>
    <meta:user-defined meta:name="Info 3"/>
    <meta:user-defined meta:name="Info 4"/>
  </office:meta>
</office:document-meta>
</file>